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83ca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4" style:family="graphic" style:parent-style-name="standard">
      <style:graphic-properties draw:fill-color="#cccccc" draw:textarea-horizontal-align="center" draw:textarea-vertical-align="middle"/>
    </style:style>
    <style:style style:name="gr5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6" style:family="graphic" style:parent-style-name="standard">
      <style:graphic-properties draw:fill-color="#ff3333" draw:textarea-horizontal-align="center" draw:textarea-vertical-align="middle"/>
    </style:style>
    <style:style style:name="gr7" style:family="graphic" style:parent-style-name="standard">
      <style:graphic-properties draw:fill-color="#2300dc" draw:textarea-horizontal-align="justify" draw:textarea-vertical-align="middle" draw:auto-grow-height="false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5cm" svg:height="10.5cm" svg:x="1cm" svg:y="1cm">
          <text:p/>
        </draw:rect>
        <draw:frame draw:style-name="gr2" draw:layer="layout" svg:width="4cm" svg:height="1cm" svg:x="6.5cm" svg:y="1.5cm">
          <draw:text-box>
            <text:p>Input Fields</text:p>
          </draw:text-box>
        </draw:frame>
        <draw:frame draw:style-name="standard" draw:layer="layout" svg:width="14.098cm" svg:height="3.891cm" svg:x="1.416cm" svg:y="2.626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Label</text:p>
              </table:table-cell>
              <table:table-cell>
                <text:p>Type</text:p>
              </table:table-cell>
            </table:table-row>
            <table:table-row table:style-name="ro1" table:default-cell-style-name="ce1">
              <table:table-cell>
                <text:p>Zip Code</text:p>
              </table:table-cell>
              <table:table-cell>
                <text:p>Integer</text:p>
              </table:table-cell>
            </table:table-row>
            <table:table-row table:style-name="ro1" table:default-cell-style-name="ce1">
              <table:table-cell>
                <text:p>City</text:p>
              </table:table-cell>
              <table:table-cell>
                <text:p>String</text:p>
              </table:table-cell>
            </table:table-row>
            <table:table-row table:style-name="ro1" table:default-cell-style-name="ce1">
              <table:table-cell>
                <text:p>Map</text:p>
              </table:table-cell>
              <table:table-cell>
                <text:p>File Upload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1" draw:layer="layout" svg:width="0.5cm" svg:height="0.5cm" svg:x="14.777cm" svg:y="3.823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5cm" svg:height="0.5cm" svg:x="14.777cm" svg:y="4.823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5cm" svg:height="0.5cm" svg:x="14.777cm" svg:y="5.823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4" draw:text-style-name="P1" draw:layer="layout" svg:width="1.5cm" svg:height="1.5cm" svg:x="7.5cm" svg:y="9.5cm">
          <text:p/>
        </draw:rect>
        <draw:rect draw:style-name="gr4" draw:text-style-name="P1" draw:layer="layout" svg:width="1.5cm" svg:height="1.5cm" svg:x="5cm" svg:y="9.5cm">
          <text:p/>
        </draw:rect>
        <draw:rect draw:style-name="gr4" draw:text-style-name="P1" draw:layer="layout" svg:width="1.5cm" svg:height="1.5cm" svg:x="9.5cm" svg:y="9.5cm">
          <text:p/>
        </draw:rect>
        <draw:rect draw:style-name="gr4" draw:text-style-name="P1" draw:layer="layout" svg:width="1.5cm" svg:height="1.5cm" svg:x="3cm" svg:y="9.5cm">
          <text:p/>
        </draw:rect>
        <draw:custom-shape draw:style-name="gr5" draw:text-style-name="P1" draw:layer="layout" svg:width="1cm" svg:height="1cm" svg:x="3.292cm" svg:y="9.70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670.3530979347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1" draw:layer="layout" svg:width="1cm" svg:height="0.178cm" svg:x="5.252cm" svg:y="10.206cm">
          <text:p/>
        </draw:rect>
        <draw:custom-shape draw:style-name="gr7" draw:text-style-name="P1" draw:layer="layout" svg:width="0.5cm" svg:height="1cm" svg:x="9.976cm" svg:y="9.7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5cm" svg:height="1cm" svg:x="7.952cm" svg:y="9.7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s Schlaak</meta:initial-creator>
    <meta:creation-date>2009-02-16T15:29:58.10</meta:creation-date>
    <dc:date>2009-02-16T15:51:26.23</dc:date>
    <dc:creator>Jonas Schlaak</dc:creator>
    <meta:editing-duration>PT00H21M36S</meta:editing-duration>
    <meta:editing-cycles>1</meta:editing-cycles>
    <meta:document-statistic meta:object-count="14"/>
    <meta:generator>OpenOffice.org/3.0$Win32 OpenOffice.org_project/300m15$Build-9379</meta:generator>
  </office:meta>
</office:document-meta>
</file>